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REQUEST (6:1-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REQUEST (6:1-7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he desires (6:1-2, 4-5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What he desires (6:1-2, 4-5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Do not rebuke me (6:1-2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Do rescue me (6:4-5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DAVID'S REQUEST (6:1-7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What he desires (6:1-2, 4-5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Why he desires it (6:3, 6-7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Why he desires it (6:3, 6-7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e is sick at heart (6:3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is worn out from sobbing (6:6-7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DAVID'S REQUEST (6:1-7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What he desires (6:1-2, 4-5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Why he desires it (6:3, 6-7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6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DAVID'S REQUEST (6:1-7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DAVID'S REASSURANCE (6:8-10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 </dc:title>
    <meta:initial-creator>David STRICKLAND</meta:initial-creator>
    <dc:creator>David STRICKLAND</dc:creator>
    <meta:creation-date>2020-02-22T19:32:07Z</meta:creation-date>
    <dc:date>2020-02-22T19:32:07Z</dc:date>
    <meta:template xlink:href="BibleStudy" xlink:type="simple"/>
    <meta:editing-cycles>1</meta:editing-cycles>
    <meta:editing-duration>PT0S</meta:editing-duration>
    <meta:document-statistic meta:paragraph-count="19" meta:word-count="134"/>
  </office:meta>
</office:document-meta>
</file>